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6.925in" style:rel-column-width="65535*"/>
    </style:style>
    <style:style style:name="Table1.A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540f" officeooo:paragraph-rsid="001f540f"/>
    </style:style>
    <style:style style:name="P2" style:family="paragraph" style:parent-style-name="Text_20_body">
      <style:text-properties officeooo:paragraph-rsid="001f540f"/>
    </style:style>
    <style:style style:name="P3" style:family="paragraph" style:parent-style-name="Text_20_body">
      <style:text-properties officeooo:rsid="00200c14" officeooo:paragraph-rsid="00200c14"/>
    </style:style>
    <style:style style:name="P4" style:family="paragraph" style:parent-style-name="Text_20_body">
      <style:text-properties officeooo:rsid="002197a4" officeooo:paragraph-rsid="002197a4"/>
    </style:style>
    <style:style style:name="P5" style:family="paragraph" style:parent-style-name="Table_20_Contents">
      <style:text-properties officeooo:rsid="001f540f" officeooo:paragraph-rsid="001f540f"/>
    </style:style>
    <style:style style:name="P6" style:family="paragraph" style:parent-style-name="Table_20_Contents">
      <style:text-properties officeooo:rsid="00200c14" officeooo:paragraph-rsid="00200c14"/>
    </style:style>
    <style:style style:name="P7" style:family="paragraph" style:parent-style-name="Table_20_Contents">
      <style:text-properties officeooo:rsid="002197a4" officeooo:paragraph-rsid="002197a4"/>
    </style:style>
    <style:style style:name="P8" style:family="paragraph" style:parent-style-name="Heading_20_1">
      <style:text-properties officeooo:rsid="001f540f" officeooo:paragraph-rsid="001f540f"/>
    </style:style>
    <style:style style:name="P9" style:family="paragraph" style:parent-style-name="Title">
      <style:text-properties officeooo:rsid="001f540f" officeooo:paragraph-rsid="001f540f"/>
    </style:style>
    <style:style style:name="T1" style:family="text">
      <style:text-properties officeooo:rsid="00200c14"/>
    </style:style>
    <style:style style:name="T2" style:family="text">
      <style:text-properties officeooo:rsid="002197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ct description</text:p>
      <text:p text:style-name="P1"/>
      <text:h text:style-name="P8" text:outline-level="1">User stories</text:h>
      <text:p text:style-name="P2"/>
      <text:p text:style-name="P1">1. Create event request</text:p>
      <table:table table:name="Table1" table:style-name="Table1">
        <table:table-column table:style-name="Table1.A"/>
        <table:table-row>
          <table:table-cell table:style-name="Table1.A1" office:value-type="string">
            <text:p text:style-name="P5">CreateEventRequest</text:p>
            <text:p text:style-name="P5"/>
            <text:p text:style-name="P5">“A customer service staff within the company can crate an event request and the system will display the event request-form, where the he/she can enter information about the event. This information includes record number (for registered clients), client name, <text:span text:style-name="T1">event type, start date and end date, expected number of attendees, checkboxes of preferences and an expected budget. When all the information is filled in the form he/she submits the event request. The system validates the form and checks if all mandatory fields are filled in with valid input.”</text:span></text:p>
          </table:table-cell>
        </table:table-row>
        <table:table-row>
          <table:table-cell table:style-name="Table1.A2" office:value-type="string">
            <text:p text:style-name="P6">Time Est:</text:p>
          </table:table-cell>
        </table:table-row>
      </table:table>
      <text:p text:style-name="P1"/>
      <text:p text:style-name="P3">2. Review event request</text:p>
      <table:table table:name="Table2" table:style-name="Table2">
        <table:table-column table:style-name="Table2.A"/>
        <table:table-row>
          <table:table-cell table:style-name="Table2.A1" office:value-type="string">
            <text:p text:style-name="P6">ReviewEventRequest</text:p>
            <text:p text:style-name="P6"/>
            <text:p text:style-name="P6">“Submitted event requests will be displayed to the senior customer service officer. He/she <text:span text:style-name="T2">can approve or reject the request. If the request is apporved, the request will be send to the financial manager.”</text:span></text:p>
          </table:table-cell>
        </table:table-row>
        <table:table-row>
          <table:table-cell table:style-name="Table2.A2" office:value-type="string">
            <text:p text:style-name="P7">Time Est:</text:p>
          </table:table-cell>
        </table:table-row>
      </table:table>
      <text:p text:style-name="P1"/>
      <text:p text:style-name="P4">3. Add financial comments</text:p>
      <table:table table:name="Table3" table:style-name="Table3">
        <table:table-column table:style-name="Table3.A"/>
        <table:table-row>
          <table:table-cell table:style-name="Table3.A1" office:value-type="string">
            <text:p text:style-name="P7">AddFinancialComments</text:p>
            <text:p text:style-name="P7"/>
            <text:p text:style-name="P7">“The system will display approved event requests from the senior customer service officer to the financial manager. The financial manager can add comments and redirect the request to the administration manager.</text:p>
          </table:table-cell>
        </table:table-row>
        <table:table-row>
          <table:table-cell table:style-name="Table3.A2" office:value-type="string">
            <text:p text:style-name="Table_20_Contents"/>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19:12.762994124</meta:creation-date>
    <dc:date>2018-10-04T10:47:43.816096413</dc:date>
    <meta:editing-duration>PT7M50S</meta:editing-duration>
    <meta:editing-cycles>1</meta:editing-cycles>
    <meta:document-statistic meta:table-count="3" meta:image-count="0" meta:object-count="0" meta:page-count="1" meta:paragraph-count="13" meta:word-count="175" meta:character-count="1145" meta:non-whitespace-character-count="983"/>
    <meta:generator>LibreOffice/5.4.5.1$Linux_X86_64 LibreOffice_project/40m0$Build-1</meta:generator>
  </office:meta>
</office:document-meta>
</file>